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anager.add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Info.wa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getMax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setMinResizeInterval( long minResiz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Manager.setMaxMemoryPerCache( final long maxMemoryPer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setMinMemoryPerCache( final long minMemoryPer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getMaxMemoryP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fo.CacheInfo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Manager.getMinMemoryP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getMinResiz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setMaxMemory( final long maxMem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remov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Manager.dispose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resizeAll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acheInfo.get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cacheAcces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Info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fo.getMemory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fo.setMemory( long m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fo.getAcce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